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D0000011DA85702404457EE64.png" manifest:media-type="image/png"/>
  <manifest:file-entry manifest:full-path="Pictures/1000046300001D6800001D68F4C32397A37CDE4D.svg" manifest:media-type="image/svg+xml"/>
  <manifest:file-entry manifest:full-path="Pictures/1000046300001D6800001D68F3FCF6E6ECF3227A.svg" manifest:media-type="image/svg+xml"/>
  <manifest:file-entry manifest:full-path="Pictures/1000046300001D6800001D681E326F6FEA4E9515.svg" manifest:media-type="image/svg+xml"/>
  <manifest:file-entry manifest:full-path="Pictures/1000046300001D6800001D68DE822EEE6CA91CC5.svg" manifest:media-type="image/svg+xml"/>
  <manifest:file-entry manifest:full-path="Pictures/100002010000011D0000011D6790115DBBA530E6.png" manifest:media-type="image/png"/>
  <manifest:file-entry manifest:full-path="Pictures/1000046300001D6800001D687AAC3ED070BEEE00.svg" manifest:media-type="image/svg+xml"/>
  <manifest:file-entry manifest:full-path="Pictures/1000046300001D6800001D68D6D1AE6894DFC8B5.svg" manifest:media-type="image/svg+xml"/>
  <manifest:file-entry manifest:full-path="Pictures/100002010000011D0000011D77DBC328B1DCA61E.png" manifest:media-type="image/png"/>
  <manifest:file-entry manifest:full-path="Pictures/100002010000011D0000011D7B19653CB64E8B8D.png" manifest:media-type="image/png"/>
  <manifest:file-entry manifest:full-path="Pictures/100002010000011D0000011DFE7E957A08631F7C.png" manifest:media-type="image/png"/>
  <manifest:file-entry manifest:full-path="Pictures/100002010000011D0000011D802133DA821685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b20" officeooo:paragraph-rsid="00110b20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6cm" fo:min-width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-0.748cm" svg:y="-0.748cm" svg:width="7.528cm" svg:height="7.528cm" draw:z-index="1"><draw:image xlink:href="Pictures/1000046300001D6800001D687AAC3ED070BEEE00.svg" xlink:type="simple" xlink:show="embed" xlink:actuate="onLoad"/><draw:image xlink:href="Pictures/100002010000011D0000011D7B19653CB64E8B8D.png" xlink:type="simple" xlink:show="embed" xlink:actuate="onLoad"/></draw:frame><draw:frame draw:style-name="fr1" draw:name="Изображение3" text:anchor-type="paragraph" svg:x="-0.748cm" svg:y="9.283cm" svg:width="7.528cm" svg:height="7.528cm" draw:z-index="0"><draw:image xlink:href="Pictures/1000046300001D6800001D681E326F6FEA4E9515.svg" xlink:type="simple" xlink:show="embed" xlink:actuate="onLoad"/><draw:image xlink:href="Pictures/100002010000011D0000011D6790115DBBA530E6.png" xlink:type="simple" xlink:show="embed" xlink:actuate="onLoad"/></draw:frame><draw:frame draw:style-name="fr1" draw:name="Изображение4" text:anchor-type="paragraph" svg:x="9.283cm" svg:y="9.283cm" svg:width="7.528cm" svg:height="7.528cm" draw:z-index="2"><draw:image xlink:href="Pictures/1000046300001D6800001D68D6D1AE6894DFC8B5.svg" xlink:type="simple" xlink:show="embed" xlink:actuate="onLoad"/><draw:image xlink:href="Pictures/100002010000011D0000011D77DBC328B1DCA61E.png" xlink:type="simple" xlink:show="embed" xlink:actuate="onLoad"/></draw:frame><draw:frame draw:style-name="fr1" draw:name="Изображение2" text:anchor-type="paragraph" svg:x="9.283cm" svg:y="-0.748cm" svg:width="7.528cm" svg:height="7.528cm" draw:z-index="3"><draw:image xlink:href="Pictures/1000046300001D6800001D68F3FCF6E6ECF3227A.svg" xlink:type="simple" xlink:show="embed" xlink:actuate="onLoad"/><draw:image xlink:href="Pictures/100002010000011D0000011DFE7E957A08631F7C.png" xlink:type="simple" xlink:show="embed" xlink:actuate="onLoad"/></draw:frame><draw:frame draw:style-name="fr1" draw:name="Изображение5" text:anchor-type="paragraph" svg:x="-0.748cm" svg:y="19.315cm" svg:width="7.528cm" svg:height="7.528cm" draw:z-index="4"><draw:image xlink:href="Pictures/1000046300001D6800001D68DE822EEE6CA91CC5.svg" xlink:type="simple" xlink:show="embed" xlink:actuate="onLoad"/><draw:image xlink:href="Pictures/100002010000011D0000011D802133DA821685CC.png" xlink:type="simple" xlink:show="embed" xlink:actuate="onLoad"/></draw:frame><draw:frame draw:style-name="fr1" draw:name="Изображение6" text:anchor-type="paragraph" svg:x="9.283cm" svg:y="19.315cm" svg:width="7.528cm" svg:height="7.528cm" draw:z-index="5"><draw:image xlink:href="Pictures/1000046300001D6800001D68F4C32397A37CDE4D.svg" xlink:type="simple" xlink:show="embed" xlink:actuate="onLoad"/><draw:image xlink:href="Pictures/100002010000011D0000011DA85702404457EE64.png" xlink:type="simple" xlink:show="embed" xlink:actuate="onLoad"/></draw:frame><draw:custom-shape text:anchor-type="paragraph" draw:z-index="6" draw:name="Фигура2" draw:style-name="gr1" svg:width="0.024cm" svg:height="0.061cm" svg:x="2.081cm" svg:y="1.873cm"><text:p/><draw:enhanced-geometry svg:viewBox="0 0 21600 21600" draw:type="rectangle" draw:enhanced-path="M 0 0 L 21600 0 21600 21600 0 21600 0 0 Z N"/></draw:custom-shape><draw:line text:anchor-type="paragraph" draw:z-index="7" draw:name="Фигура3" draw:style-name="gr2" draw:text-style-name="P2" svg:x1="8.031cm" svg:y1="-2cm" svg:x2="8.031cm" svg:y2="27.699cm"><text:p/></draw:line><draw:line text:anchor-type="paragraph" draw:z-index="8" draw:name="Фигура5" draw:style-name="gr2" draw:text-style-name="P3" svg:x1="-2.549cm" svg:y1="8.031cm" svg:x2="18.45cm" svg:y2="8.031cm"><text:p/></draw:line><draw:line text:anchor-type="paragraph" draw:z-index="9" draw:name="Фигура5" draw:style-name="gr2" draw:text-style-name="P3" svg:x1="-2.549cm" svg:y1="18.062cm" svg:x2="18.45cm" svg:y2="18.062cm"><text:p/></draw:line><draw:line text:anchor-type="paragraph" draw:z-index="10" draw:name="Фигура3" draw:style-name="gr2" draw:text-style-name="P2" svg:x1="18.085cm" svg:y1="-2cm" svg:x2="18.085cm" svg:y2="27.699cm"><text:p/></draw:line><draw:frame text:anchor-type="paragraph" draw:z-index="11" draw:name="Фигура4" draw:style-name="gr3" draw:text-style-name="P4" svg:width="1.975cm" svg:height="0.489cm" svg:x="8.827cm" svg:y="7.017cm"><draw:text-box><text:p/></draw:text-box></draw:frame><draw:frame text:anchor-type="paragraph" draw:z-index="12" draw:name="Фигура6" draw:style-name="gr4" draw:text-style-name="P5" svg:width="3.767cm" svg:height="0.571cm" svg:x="-0.748cm" svg:y="7.064cm"><draw:text-box><text:p><text:span text:style-name="T1">Marker id: 6</text:span></text:p></draw:text-box></draw:frame><draw:frame text:anchor-type="paragraph" draw:z-index="13" draw:name="Фигура6" draw:style-name="gr4" draw:text-style-name="P5" svg:width="3.767cm" svg:height="0.571cm" svg:x="9.283cm" svg:y="7.017cm"><draw:text-box><text:p><text:span text:style-name="T1">Marker id: 7</text:span></text:p></draw:text-box></draw:frame><draw:frame text:anchor-type="paragraph" draw:z-index="14" draw:name="Фигура6" draw:style-name="gr4" draw:text-style-name="P5" svg:width="3.767cm" svg:height="0.571cm" svg:x="-0.748cm" svg:y="17.074cm"><draw:text-box><text:p><text:span text:style-name="T1">Marker id: 8</text:span></text:p></draw:text-box></draw:frame><draw:frame text:anchor-type="paragraph" draw:z-index="15" draw:name="Фигура6" draw:style-name="gr4" draw:text-style-name="P5" svg:width="3.767cm" svg:height="0.571cm" svg:x="9.322cm" svg:y="17.074cm"><draw:text-box><text:p><text:span text:style-name="T1">Marker id: 9</text:span></text:p></draw:text-box></draw:frame><draw:frame text:anchor-type="paragraph" draw:z-index="17" draw:name="Фигура6" draw:style-name="gr4" draw:text-style-name="P5" svg:width="3.767cm" svg:height="0.571cm" svg:x="-0.748cm" svg:y="27.005cm"><draw:text-box><text:p><text:span text:style-name="T1">Marker id: 10</text:span></text:p></draw:text-box></draw:frame><draw:frame text:anchor-type="paragraph" draw:z-index="16" draw:name="Фигура6" draw:style-name="gr4" draw:text-style-name="P5" svg:width="3.767cm" svg:height="0.571cm" svg:x="9.292cm" svg:y="27.005cm"><draw:text-box><text:p><text:span text:style-name="T1">Marker id: 11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22:52:55.612702981</meta:creation-date>
    <dc:date>2021-03-04T15:13:22.762598757</dc:date>
    <meta:editing-duration>PT22M23S</meta:editing-duration>
    <meta:editing-cycles>7</meta:editing-cycles>
    <meta:generator>LibreOffice/5.1.6.2$Linux_X86_64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